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pt"/>
    </style:style>
    <style:style style:name="co3" style:family="table-column">
      <style:table-column-properties fo:break-before="auto" style:column-width="10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2.15pt" svg:height="306.54pt" svg:x="290.95pt" svg:y="13.44pt">
            <draw:object draw:notify-on-update-of-ranges="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Trafico entrante(min)</text:p>
          </table:table-cell>
          <table:table-cell office:value-type="string" calcext:value-type="string">
            <text:p>Tráfico saliente (min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23:48:32.552115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16T23:53:49.726451205</dc:date>
    <meta:editing-duration>PT14M59S</meta:editing-duration>
    <meta:editing-cycles>5</meta:editing-cycles>
    <meta:generator>LibreOffice/6.0.1.1$MacOSX_X86_64 LibreOffice_project/60bfb1526849283ce2491346ed2aa51c465abfe6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74cm" svg:height="10.815cm" xlink:href=".." xlink:type="simple" chart:class="chart:scatter" chart:style-name="ch1">
        <chart:title svg:x="3.069cm" svg:y="0.351cm" chart:style-name="ch2">
          <text:p>Tráfico rural entrante vs saliente anual, periodo 2006 al 2016</text:p>
        </chart:title>
        <chart:subtitle svg:x="7.862cm" svg:y="1.353cm" chart:style-name="ch3">
          <text:p>Fuente OSIPTEL</text:p>
        </chart:subtitle>
        <chart:legend chart:legend-position="end" svg:x="14.879cm" svg:y="5.11cm" style:legend-expansion="high" chart:style-name="ch4"/>
        <chart:plot-area chart:style-name="ch5" table:cell-range-address="Sheet1.B1:Sheet1.C12" chart:data-source-has-labels="row" svg:x="1.385cm" svg:y="2.24cm" svg:width="13.119cm" svg:height="7.379cm">
          <chartooo:coordinate-region svg:x="3.114cm" svg:y="2.437cm" svg:width="10.372cm" svg:height="6.539cm"/>
          <chart:axis chart:dimension="x" chart:name="primary-x" chart:style-name="ch6">
            <chart:title svg:x="6.293cm" svg:y="9.836cm" chart:style-name="ch7">
              <text:p>Trafico entrante (min)</text:p>
            </chart:title>
          </chart:axis>
          <chart:axis chart:dimension="y" chart:name="primary-y" chart:style-name="ch6">
            <chart:title svg:x="0.451cm" svg:y="7.533cm" chart:style-name="ch8">
              <text:p>Trafico saliente (min)</text:p>
            </chart:title>
            <chart:grid chart:style-name="ch9" chart:class="major"/>
          </chart:axis>
          <chart:series chart:style-name="ch10" chart:values-cell-range-address="Sheet1.C2:Sheet1.C12" chart:label-cell-address="Sheet1.C1:Sheet1.C1" chart:class="chart:scatter">
            <chart:domain table:cell-range-address="Sheet1.B2:Sheet1.B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Sheet1.B2:Sheet1.B12</svg:desc>
                </draw:g>
              </table:table-cell>
              <table:table-cell office:value-type="float" office:value="182470409">
                <text:p>182470409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